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9000000C690B8F0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3cm" style:contextual-spacing="false" fo:text-align="justify" style:justify-single-word="false" fo:orphans="2" fo:widows="2" fo:text-indent="0cm" style:auto-text-indent="false">
        <style:tab-stops/>
      </style:paragraph-properties>
      <style:text-properties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801cm" fo:margin-bottom="0cm" style:contextual-spacing="false" fo:text-align="justify" style:justify-single-word="false"/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fo:padding="0.101cm" fo:border="none" text:number-lines="false" text:line-number="0"/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729fcf"/>
      <style:paragraph-properties fo:margin-left="1.3cm" fo:margin-right="0cm" fo:margin-top="0cm" fo:margin-bottom="0cm" style:contextual-spacing="false" fo:text-align="justify" style:justify-single-word="false" fo:text-indent="-1.3cm" style:auto-text-indent="false" style:page-number="auto" fo:break-before="page" fo:background-color="transparent" fo:keep-with-next="always" text:number-lines="false" text:line-number="0">
        <style:tab-stops/>
      </style:paragraph-properties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3cm" fo:margin-bottom="0.3cm" style:contextual-spacing="false" fo:text-align="justify" style:justify-single-word="false"/>
      <style:text-properties style:font-name="Arial" fo:font-family="Arial" style:font-family-generic="swiss" style:font-pitch="variable" fo:font-size="11pt" fo:font-weight="bold" style:font-size-asian="10pt" style:font-weight-asian="bold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mbria Math" style:font-family-asian="'Cambria Math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alto_20_de_20_página" style:display-name="Salto de página" style:family="paragraph" style:parent-style-name="Standard" style:master-page-name="Standard">
      <style:paragraph-properties style:page-number="auto" fo:break-after="pag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Título_20_3_20_Car" style:display-name="Título 3 Car" style:family="text" style:parent-style-name="Default_20_Paragraph_20_Font">
      <style:text-properties fo:color="#000080" loext:opacity="100%" style:rfc-language-tag="es-ES-u-co-trad" fo:language="es" fo:country="ES" fo:font-weight="bold" style:font-weight-asian="bold" style:font-name-complex="Arial1" style:font-family-complex="Arial" style:font-family-generic-complex="system" style:font-pitch-complex="variable" style:font-style-complex="italic"/>
    </style:style>
    <style:style style:name="Título_20_4_20_Car" style:display-name="Título 4 Car" style:family="text" style:parent-style-name="Default_20_Paragraph_20_Font">
      <style:text-properties fo:color="#000080" loext:opacity="100%" fo:font-size="14pt" style:rfc-language-tag="es-ES-u-co-trad" fo:language="es" fo:country="ES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Título_20_5_20_Car" style:display-name="Título 5 Car" style:family="text" style:parent-style-name="Default_20_Paragraph_20_Font">
      <style:text-properties fo:color="#000080" loext:opacity="100%" style:rfc-language-tag="es-ES-u-co-trad" fo:language="es" fo:country="ES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/>
    </style:style>
    <style:style style:name="Título_20_7_20_Car" style:display-name="Título 7 Car" style:family="text" style:parent-style-name="Default_20_Paragraph_20_Font">
      <style:text-properties fo:font-size="12pt" style:font-size-asian="12pt" style:font-size-complex="12pt"/>
    </style:style>
    <style:style style:name="Título_20_8_20_Car" style:display-name="Título 8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Título_20_9_20_Car" style:display-name="Título 9 Car" style:family="text" style:parent-style-name="Default_20_Paragraph_20_Font"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size="14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ListLabel_20_19" style:display-name="ListLabel 19" style:family="text">
      <style:text-properties fo:font-size="12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size="8pt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2" text:style-name="Numbering_20_Symbols" loext:num-list-format="%1%.%2%" style:num-format="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3" text:style-name="ListLabel_20_12" loext:num-list-format="%1%.%2%.%3%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13" loext:num-list-format="%1%.%2%.%3%.%4%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14" loext:num-list-format="%1%.%2%.%3%.%4%.%5%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15" loext:num-list-format="%1%.%2%.%3%.%4%.%5%.%6%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16" loext:num-list-format="%1%.%2%.%3%.%4%.%5%.%6%.%7%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17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18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701cm" fo:text-indent="2.501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" style:num-suffix="" text:bullet-char="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*" style:num-suffix="*" text:bullet-char="*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ListLabel_20_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table:align="margins"/>
    </style:style>
    <style:style style:name="Tabla3.A" style:family="table-column">
      <style:table-column-properties style:rel-column-width="51636*"/>
    </style:style>
    <style:style style:name="Tabla3.B" style:family="table-column">
      <style:table-column-properties style:rel-column-width="13899*"/>
    </style:style>
    <style:style style:name="Tabla3.A1" style:family="table-cell">
      <style:table-cell-properties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1" style:family="table">
      <style:table-properties style:width="18.131cm" table:align="margins" style:may-break-between-rows="true" table:border-model="collapsing"/>
    </style:style>
    <style:style style:name="Tabla1.A" style:family="table-column">
      <style:table-column-properties style:column-width="14.286cm" style:rel-column-width="51636*"/>
    </style:style>
    <style:style style:name="Tabla1.B" style:family="table-column">
      <style:table-column-properties style:column-width="3.845cm" style:rel-column-width="1389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Header">
      <style:paragraph-properties fo:text-align="justify" style:justify-single-word="false"/>
      <style:text-properties fo:language="es" fo:country="ES"/>
    </style:style>
    <style:style style:name="MP4" style:family="paragraph" style:parent-style-name="Header">
      <style:paragraph-properties fo:text-align="justify" style:justify-single-word="false">
        <style:tab-stops>
          <style:tab-stop style:position="2.99cm"/>
        </style:tab-stops>
      </style:paragraph-properties>
      <style:text-properties style:font-name="Times New Roman" fo:font-size="8pt" fo:language="es" fo:country="ES" officeooo:rsid="0001f8f3" officeooo:paragraph-rsid="00144f49" style:font-size-asian="8pt" style:font-size-complex="8pt"/>
    </style:style>
    <style:style style:name="MP5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language="es" fo:country="ES"/>
    </style:style>
    <style:style style:name="MP6" style:family="paragraph" style:parent-style-name="Header">
      <style:paragraph-properties fo:text-align="justify" style:justify-single-word="false">
        <style:tab-stops>
          <style:tab-stop style:position="2.999cm"/>
          <style:tab-stop style:position="17cm" style:type="right"/>
        </style:tab-stops>
      </style:paragraph-properties>
      <style:text-properties style:font-name="Arial" fo:font-size="8pt" fo:language="es" fo:country="ES" officeooo:rsid="00063724" officeooo:paragraph-rsid="00063724" style:font-size-asian="8pt" style:font-size-complex="8pt"/>
    </style:style>
    <style:style style:name="MP7" style:family="paragraph" style:parent-style-name="Footer">
      <style:paragraph-properties fo:text-align="end" style:justify-single-word="false"/>
      <style:text-properties style:font-name="Arial" fo:font-size="10pt" fo:language="es" fo:country="ES" officeooo:paragraph-rsid="00063724" style:font-size-asian="10pt" style:font-size-complex="10pt"/>
    </style:style>
    <style:style style:name="MP8" style:family="paragraph" style:parent-style-name="Table_20_Contents">
      <style:text-properties officeooo:paragraph-rsid="0038614c"/>
    </style:style>
    <style:style style:name="MP9" style:family="paragraph" style:parent-style-name="Footer">
      <style:paragraph-properties fo:text-align="end" style:justify-single-word="false"/>
      <style:text-properties style:font-name="Arial" fo:font-size="10pt" fo:language="es" fo:country="ES" style:font-size-asian="10pt" style:font-size-complex="10pt"/>
    </style:style>
    <style:style style:name="MT1" style:family="text">
      <style:text-properties officeooo:rsid="000c705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75cm" fo:margin-left="1.371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4cm" fo:margin-left="0.102cm" fo:margin-right="0.004cm" fo:margin-bottom="3.15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<text:file-name text:display="name-and-extension">template.odt</text:file-name></text:p>
            </table:table-cell>
            <table:table-cell table:style-name="Tabla3.A1" office:value-type="string">
              <text:p text:style-name="MP2"><text:span text:style-name="MT1">Versión: </text:span><text:modification-date style:data-style-name="N36">01/06/2025</text:modification-date></text:p>
            </table:table-cell>
          </table:table-row>
        </table:table>
        <text:p text:style-name="MP3"/>
      </style:header>
      <style:header-first>
        <text:p text:style-name="MP4"><draw:frame draw:style-name="Mfr1" draw:name="Imagen3" text:anchor-type="char" svg:x="-0.023cm" svg:y="-1.722cm" svg:width="9.534cm" svg:height="1.746cm" draw:z-index="0"><draw:image xlink:href="Pictures/1000000100000439000000C690B8F04D.png" xlink:type="simple" xlink:show="embed" xlink:actuate="onLoad" draw:mime-type="image/png"/></draw:frame>Área de Informática y Nuevas Tecnologías</text:p>
        <text:p text:style-name="MP5"/>
        <text:p text:style-name="MP3"/>
        <text:p text:style-name="MP3"/>
        <text:p text:style-name="MP6"><text:tab/>Área de Informática y Nuevas Tecnologías</text:p>
      </style:header-first>
      <style:footer>
        <text:p text:style-name="MP7"><text:page-number text:select-page="current">0</text:page-number>/<text:page-count>1</text:page-count></text:p>
      </style:footer>
      <style:footer-first>
        <table:table table:name="Tabla1" table:style-name="Tabla1" table:template-name="Default Style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8"><text:file-name text:display="name-and-extension">template.odt</text:file-name></text:p>
            </table:table-cell>
            <table:table-cell table:style-name="Tabla1.B1" office:value-type="string">
              <text:p text:style-name="MP8"><text:span text:style-name="MT1">Versión: </text:span><text:modification-date style:data-style-name="N36">01/06/2025</text:modification-date></text:p>
            </table:table-cell>
          </table:table-row>
        </table:table>
        <text:p text:style-name="MP9"><text:page-number text:select-page="current">1</text:page-number>/<text:page-count>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title>Servicio de Autorizaciones</dc:title>
    <dc:description/>
    <dc:subject/>
    <meta:keyword/>
    <meta:initial-creator/>
    <meta:creation-date>2025-04-10T08:08:52Z</meta:creation-date>
    <dc:date>2025-06-01T22:35:24.190245700</dc:date>
    <meta:editing-duration>PT3H8M7S</meta:editing-duration>
    <meta:editing-cycles>22</meta:editing-cycles>
    <meta:document-statistic meta:table-count="2" meta:image-count="1" meta:object-count="0" meta:page-count="1" meta:paragraph-count="8" meta:word-count="20" meta:character-count="149" meta:non-whitespace-character-count="136"/>
    <meta:user-defined meta:name="date">2025-04-10</meta:user-defined>
    <meta:user-defined meta:name="revisions"/>
    <meta:user-defined meta:name="subtitle">Sistema de Información del Servicio de Autorizaciones</meta:user-defined>
  </office:meta>
</office:document-meta>
</file>